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 (DopAmine and Busters)</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text:s/>Pop-Pop: The Final Solution</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text:soft-page-break/>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text:soft-page-break/>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2012 - The Word Alive</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text:soft-page-break/>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text:soft-page-break/>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They're here knocking on my door, but they still have to file an eviction notice.</text:p>
      <text:p text:style-name="Standard">9:57 a.m. - I'm still working on a story concerning a cult like Satanic organization controlling a wintry motel in Fluorescent Mountain in Alaska. <text:s/>I think my recent analyses of Nazi Germany and modern America will hel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5T10:00:53.521000000</dc:date>
    <meta:editing-duration>PT4M56S</meta:editing-duration>
    <meta:editing-cycles>13</meta:editing-cycles>
    <meta:generator>LibreOffice/7.2.1.2$Windows_X86_64 LibreOffice_project/87b77fad49947c1441b67c559c339af8f3517e22</meta:generator>
    <meta:document-statistic meta:table-count="0" meta:image-count="0" meta:object-count="0" meta:page-count="176" meta:paragraph-count="2278" meta:word-count="113485" meta:character-count="626604" meta:non-whitespace-character-count="507189"/>
  </office:meta>
</office:document-meta>
</file>